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2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4" style:family="table-column">
      <style:table-column-properties style:column-width="1.5958in"/>
    </style:style>
    <style:style style:name="TableColumn5" style:family="table-column">
      <style:table-column-properties style:column-width="1.1145in"/>
    </style:style>
    <style:style style:name="TableColumn6" style:family="table-column">
      <style:table-column-properties style:column-width="1.0097in"/>
    </style:style>
    <style:style style:name="TableColumn7" style:family="table-column">
      <style:table-column-properties style:column-width="1.1027in"/>
    </style:style>
    <style:style style:name="TableColumn8" style:family="table-column">
      <style:table-column-properties style:column-width="1.002in"/>
    </style:style>
    <style:style style:name="TableColumn9" style:family="table-column">
      <style:table-column-properties style:column-width="1.5604in"/>
    </style:style>
    <style:style style:name="TableColumn10" style:family="table-column">
      <style:table-column-properties style:column-width="1.6354in"/>
    </style:style>
    <style:style style:name="Table3" style:family="table">
      <style:table-properties style:width="9.0208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-top="0.0069in solid #FFFFFF" fo:border-left="0.0069in solid #FFFFFF" fo:border-bottom="0.0069in solid #000000" fo:border-right="0.0069in solid #FFFFFF" style:writing-mode="lr-tb" style:vertical-align="middle" fo:padding-top="0.0104in" fo:padding-left="0.0104in" fo:padding-bottom="0.0104in" fo:padding-right="0.0104in"/>
    </style:style>
    <style:style style:name="T13" style:parent-style-name="DefaultParagraphFont" style:family="text">
      <style:text-properties style:font-name="Times New Roman" fo:font-weight="bold" style:font-weight-asian="bold" style:font-weight-complex="bold"/>
    </style:style>
    <style:style style:name="T14" style:parent-style-name="DefaultParagraphFont" style:family="text">
      <style:text-properties style:font-name="Times New Roman" style:font-weight-complex="bold"/>
    </style:style>
    <style:style style:name="T15" style:parent-style-name="DefaultParagraphFont" style:family="text">
      <style:text-properties style:font-name="Times New Roman" style:font-weight-complex="bold"/>
    </style:style>
    <style:style style:name="TableRow16" style:family="table-row">
      <style:table-row-properties/>
    </style:style>
    <style:style style:name="TableCell17" style:family="table-cell">
      <style:table-cell-properties fo:border-top="0.0416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/>
    </style:style>
    <style:style style:name="T19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20" style:family="table-cell">
      <style:table-cell-properties fo:border-top="0.0416in solid #000000" fo:border-left="0.0069in solid #000000" fo:border-bottom="0.0416in solid #000000" fo:border-right="0.0069in solid #000000" fo:background-color="#D9D9D9" style:writing-mode="lr-tb" fo:padding-top="0.0104in" fo:padding-left="0.0104in" fo:padding-bottom="0.0104in" fo:padding-right="0.0104in"/>
    </style:style>
    <style:style style:name="P21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2" style:family="table-cell">
      <style:table-cell-properties fo:border-top="0.0416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23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4" style:family="table-cell">
      <style:table-cell-properties fo:border-top="0.0416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6" style:family="table-cell">
      <style:table-cell-properties fo:border-top="0.0416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27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8" style:family="table-cell">
      <style:table-cell-properties fo:border-top="0.0416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29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30" style:family="table-cell">
      <style:table-cell-properties fo:border-top="0.0416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31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Row32" style:family="table-row">
      <style:table-row-properties/>
    </style:style>
    <style:style style:name="TableCell33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T3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7" style:parent-style-name="Hyperlink" style:family="text">
      <style:text-properties style:font-name="Times New Roman" fo:font-size="12pt" style:font-size-asian="12pt" style:font-size-complex="12pt"/>
    </style:style>
    <style:style style:name="TableCell38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text-properties style:font-name="Times New Roman" fo:font-size="12pt" style:font-size-asian="12pt" style:font-size-complex="12pt"/>
    </style:style>
    <style:style style:name="TableCell42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text-properties style:font-name="Times New Roman" fo:font-size="12pt" style:font-size-asian="12pt" style:font-size-complex="12pt"/>
    </style:style>
    <style:style style:name="TableCell44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text-properties style:font-name="Times New Roman" fo:font-size="12pt" style:font-size-asian="12pt" style:font-size-complex="12pt"/>
    </style:style>
    <style:style style:name="TableCell46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text-properties style:font-name="Times New Roman" fo:font-size="12pt" style:font-size-asian="12pt" style:font-size-complex="12pt"/>
    </style:style>
    <style:style style:name="P48" style:parent-style-name="Normal" style:family="paragraph">
      <style:text-properties style:font-name="Times New Roman" fo:font-size="12pt" style:font-size-asian="12pt" style:font-size-complex="12pt"/>
    </style:style>
    <style:style style:name="P49" style:parent-style-name="Normal" style:family="paragraph">
      <style:text-properties style:font-name="Times New Roman" fo:font-size="12pt" style:font-size-asian="12pt" style:font-size-complex="12pt"/>
    </style:style>
    <style:style style:name="TableCell50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text-properties style:font-name="Times New Roman" fo:font-size="12pt" style:font-size-asian="12pt" style:font-size-complex="12p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54" style:parent-style-name="DefaultParagraphFont" style:family="text">
      <style:text-properties style:font-name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7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58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text-properties style:font-name="Times New Roman" fo:font-size="12pt" style:font-size-asian="12pt" style:font-size-complex="12pt"/>
    </style:style>
    <style:style style:name="TableCell62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63" style:parent-style-name="Normal" style:family="paragraph">
      <style:text-properties style:font-name="Times New Roman" fo:font-size="12pt" style:font-size-asian="12pt" style:font-size-complex="12pt"/>
    </style:style>
    <style:style style:name="TableCell64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65" style:parent-style-name="DefaultParagraphFont" style:family="text">
      <style:text-properties style:font-name="Times New Roman" fo:font-size="12pt" style:font-size-asian="12pt" style:font-size-complex="12pt"/>
    </style:style>
    <style:style style:name="TableCell66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olumn68" style:family="table-column">
      <style:table-column-properties style:column-width="0.0562in"/>
    </style:style>
    <style:style style:name="TableColumn69" style:family="table-column">
      <style:table-column-properties style:column-width="1.4833in"/>
    </style:style>
    <style:style style:name="Table67" style:family="table">
      <style:table-properties style:width="1.5395in" fo:margin-left="0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style:vertical-align="auto" fo:margin-bottom="0in"/>
      <style:text-properties style:font-name="Times New Roman" style:font-name-asian="Times New Roman" fo:font-size="12pt" style:font-size-asian="12pt" style:font-size-complex="12pt" fo:hyphenate="true"/>
    </style:style>
    <style:style style:name="TableCell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" style:parent-style-name="Normal" style:family="paragraph">
      <style:paragraph-properties style:vertical-align="auto" fo:margin-bottom="0in"/>
      <style:text-properties fo:hyphenate="true"/>
    </style:style>
    <style:style style:name="T7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77" style:parent-style-name="Normal" style:family="paragraph">
      <style:text-properties style:font-name="Times New Roman" fo:font-size="12pt" style:font-size-asian="12pt" style:font-size-complex="12pt"/>
    </style:style>
    <style:style style:name="TableCell78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79" style:parent-style-name="Normal" style:family="paragraph">
      <style:text-properties style:font-name="Times New Roman" fo:font-size="12pt" style:font-size-asian="12pt" style:font-size-complex="12p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8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5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86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ableCell88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style:font-name="Times New Roman" fo:font-size="12pt" style:font-size-asian="12pt" style:font-size-complex="12pt"/>
    </style:style>
    <style:style style:name="TableCell90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text-properties style:font-name="Times New Roman" fo:font-size="12pt" style:font-size-asian="12pt" style:font-size-complex="12pt"/>
    </style:style>
    <style:style style:name="TableCell92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text-properties style:font-name="Times New Roman" fo:font-size="12pt" style:font-size-asian="12pt" style:font-size-complex="12pt"/>
    </style:style>
    <style:style style:name="TableCell94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95" style:parent-style-name="Normal" style:family="paragraph">
      <style:text-properties style:font-name="Times New Roman" fo:font-size="12pt" style:font-size-asian="12pt" style:font-size-complex="12pt"/>
    </style:style>
    <style:style style:name="TableCell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text-properties style:font-name="Times New Roman" fo:font-size="12pt" style:font-size-asian="12pt" style:font-size-complex="12p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10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4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05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106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ableCell107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108" style:parent-style-name="Normal" style:family="paragraph">
      <style:text-properties style:font-name="Times New Roman" fo:font-size="12pt" style:font-size-asian="12pt" style:font-size-complex="12pt"/>
    </style:style>
    <style:style style:name="TableCell109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110" style:parent-style-name="Normal" style:family="paragraph">
      <style:text-properties style:font-name="Times New Roman" fo:font-size="12pt" style:font-size-asian="12pt" style:font-size-complex="12pt"/>
    </style:style>
    <style:style style:name="TableCell1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2" style:parent-style-name="Normal" style:family="paragraph">
      <style:text-properties style:font-name="Times New Roman" fo:font-size="12pt" style:font-size-asian="12pt" style:font-size-complex="12pt"/>
    </style:style>
    <style:style style:name="TableCell113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114" style:parent-style-name="Normal" style:family="paragraph">
      <style:text-properties style:font-name="Times New Roman" fo:font-size="12pt" style:font-size-asian="12pt" style:font-size-complex="12pt"/>
    </style:style>
    <style:style style:name="TableCell1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6" style:parent-style-name="Normal" style:family="paragraph">
      <style:text-properties style:font-name="Times New Roman" fo:font-size="12pt" style:font-size-asian="12pt" style:font-size-complex="12p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20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121" style:parent-style-name="Hyperlink" style:family="text">
      <style:text-properties style:font-name="Times New Roman" style:font-weight-complex="bold" fo:font-size="12pt" style:font-size-asian="12pt" style:font-size-complex="12pt"/>
    </style:style>
    <style:style style:name="T122" style:parent-style-name="DefaultParagraphFont" style:family="text">
      <style:text-properties style:font-name="Times New Roman" fo:font-size="12pt" style:font-size-asian="12pt" style:font-size-complex="12pt"/>
    </style:style>
    <style:style style:name="T123" style:parent-style-name="st" style:family="text">
      <style:text-properties style:font-name="Times New Roman" fo:font-size="12pt" style:font-size-asian="12pt" style:font-size-complex="12pt"/>
    </style:style>
    <style:style style:name="T124" style:parent-style-name="st" style:family="text">
      <style:text-properties style:font-name="Times New Roman" fo:font-size="12pt" style:font-size-asian="12pt" style:font-size-complex="12pt"/>
    </style:style>
    <style:style style:name="T125" style:parent-style-name="Hyperlink" style:family="text">
      <style:text-properties style:font-name="Times New Roman" fo:font-size="12pt" style:font-size-asian="12pt" style:font-size-complex="12pt"/>
    </style:style>
    <style:style style:name="T126" style:parent-style-name="Hyperlink" style:family="text">
      <style:text-properties style:font-name="Times New Roman" fo:font-size="12pt" style:font-size-asian="12pt" style:font-size-complex="12pt"/>
    </style:style>
    <style:style style:name="T127" style:parent-style-name="Hyperlink" style:family="text">
      <style:text-properties style:font-name="Times New Roman" fo:font-size="12pt" style:font-size-asian="12pt" style:font-size-complex="12pt"/>
    </style:style>
    <style:style style:name="T128" style:parent-style-name="Hyperlink" style:family="text">
      <style:text-properties style:font-name="Times New Roman" fo:font-size="12pt" style:font-size-asian="12pt" style:font-size-complex="12pt"/>
    </style:style>
    <style:style style:name="T129" style:parent-style-name="st" style:family="text">
      <style:text-properties style:font-name="Times New Roman" fo:font-size="12pt" style:font-size-asian="12pt" style:font-size-complex="12pt"/>
    </style:style>
    <style:style style:name="T130" style:parent-style-name="st" style:family="text">
      <style:text-properties style:font-name="Times New Roman" fo:font-size="12pt" style:font-size-asian="12pt" style:font-size-complex="12pt"/>
    </style:style>
    <style:style style:name="T131" style:parent-style-name="st" style:family="text">
      <style:text-properties style:font-name="Times New Roman" fo:font-size="12pt" style:font-size-asian="12pt" style:font-size-complex="12pt"/>
    </style:style>
    <style:style style:name="T132" style:parent-style-name="st" style:family="text">
      <style:text-properties style:font-name="Times New Roman" fo:font-size="12pt" style:font-size-asian="12pt" style:font-size-complex="12pt"/>
    </style:style>
    <style:style style:name="T133" style:parent-style-name="st" style:family="text">
      <style:text-properties style:font-name="Times New Roman" fo:font-size="12pt" style:font-size-asian="12pt" style:font-size-complex="12pt"/>
    </style:style>
    <style:style style:name="T134" style:parent-style-name="st" style:family="text">
      <style:text-properties style:font-name="Times New Roman" fo:font-size="12pt" style:font-size-asian="12pt" style:font-size-complex="12pt"/>
    </style:style>
    <style:style style:name="P135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</office:automatic-styles>
  <office:body>
    <office:text text:use-soft-page-breaks="true">
      <text:p text:style-name="P1">openMetaAnalysis: Risk of bias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7">
            <text:p text:style-name="Normal"><text:span text:style-name="T13">Table.<text:s/></text:span><text:span text:style-name="T14">Risk of bias for<text:s/></text:span><text:span text:style-name="T15">included studies. Based on the Cochrane’s<text:s/></text:span><text:a xlink:href="http://methods.cochrane.org/sites/methods.cochrane.org.prognosis/files/public/uploads/QUIPS%20tool.pdf" office:target-frame-name="_top" xlink:show="replace"><text:span text:style-name="Hyperlink">QU</text:span><text:bookmark-start text:name="_Hlt485305862"/><text:bookmark-start text:name="_Hlt485305863"/><text:span text:style-name="Hyperlink">I</text:span><text:bookmark-end text:name="_Hlt485305862"/><text:bookmark-end text:name="_Hlt485305863"/><text:span text:style-name="Hyperlink">P</text:span></text:a><text:s/>(PMID<text:s/><text:a xlink:href="https://pubmed.gov/23420236" office:target-frame-name="_top" xlink:show="replace"><text:span text:style-name="Hyperlink">23420236</text:span></text:a>) for prognostic factor studi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">
          <table:table-cell table:style-name="TableCell17">
            <text:p text:style-name="P18"><text:span text:style-name="T19">Study</text:span></text:p>
          </table:table-cell>
          <table:table-cell table:style-name="TableCell20">
            <text:p text:style-name="P21">Subject selection</text:p>
          </table:table-cell>
          <table:table-cell table:style-name="TableCell22">
            <text:p text:style-name="P23">Subject attrition</text:p>
          </table:table-cell>
          <table:table-cell table:style-name="TableCell24">
            <text:p text:style-name="P25">Prognostic Factor Measurement</text:p>
          </table:table-cell>
          <table:table-cell table:style-name="TableCell26">
            <text:p text:style-name="P27">Outcome Measurement</text:p>
          </table:table-cell>
          <table:table-cell table:style-name="TableCell28">
            <text:p text:style-name="P29">Study Confounding</text:p>
          </table:table-cell>
          <table:table-cell table:style-name="TableCell30">
            <text:p text:style-name="P31">Statistical Analysis and Reporting</text:p>
          </table:table-cell>
        </table:table-row>
        <table:table-row table:style-name="TableRow32">
          <table:table-cell table:style-name="TableCell33">
            <text:p text:style-name="Normal"><text:span text:style-name="T34">Ball, 2014</text:span><text:span text:style-name="T35"><text:line-break/></text:span><text:span text:style-name="T36">PMID:<text:s/></text:span><text:a xlink:href="https://pubmed.gov/25056260" office:target-frame-name="_top" xlink:show="replace"><text:span text:style-name="T37">25056260</text:span></text:a></text:p>
          </table:table-cell>
          <table:table-cell table:style-name="TableCell38">
            <text:p text:style-name="P39">Low risk (all mothers in the time period included)</text:p>
          </table:table-cell>
          <table:table-cell table:style-name="TableCell40">
            <text:p text:style-name="P41">Low risk as outcomes missing for &lt; 2% of births (525 of 40,441)</text:p>
          </table:table-cell>
          <table:table-cell table:style-name="TableCell42">
            <text:p text:style-name="P43">Low risk</text:p>
          </table:table-cell>
          <table:table-cell table:style-name="TableCell44">
            <text:p text:style-name="P45">Low risk</text:p>
          </table:table-cell>
          <table:table-cell table:style-name="TableCell46">
            <text:p text:style-name="P47">Low risk. Confounders tested included:</text:p>
            <text:p text:style-name="P48">• Parity</text:p>
            <text:p text:style-name="P49">• "Outcome of the<text:s/>previous birth"</text:p>
          </table:table-cell>
          <table:table-cell table:style-name="TableCell50">
            <text:p text:style-name="P51">Low risk. Used conditional logistic regression to control for maternal factors<text:s/>by matching siblings.</text:p>
          </table:table-cell>
        </table:table-row>
        <table:table-row table:style-name="TableRow52">
          <table:table-cell table:style-name="TableCell53">
            <text:p text:style-name="Normal"><text:span text:style-name="T54">Hanley, 2017</text:span><text:span text:style-name="T55"><text:line-break/></text:span><text:span text:style-name="T56">PMID:<text:s/></text:span><text:a xlink:href="http://pubmed.gov/28178044" office:target-frame-name="_top" xlink:show="replace"><text:span text:style-name="T57">28178044</text:span></text:a></text:p>
          </table:table-cell>
          <table:table-cell table:style-name="TableCell58">
            <text:p text:style-name="P59">79</text:p>
          </table:table-cell>
          <table:table-cell table:style-name="TableCell60">
            <text:p text:style-name="P61">Low risk</text:p>
          </table:table-cell>
          <table:table-cell table:style-name="TableCell62">
            <text:p text:style-name="P63">Low risk</text:p>
          </table:table-cell>
          <table:table-cell table:style-name="TableCell64">
            <text:p text:style-name="Normal"><text:span text:style-name="T65">Low risk</text:span></text:p>
          </table:table-cell>
          <table:table-cell table:style-name="TableCell66">
            <table:table table:style-name="Table67">
              <table:table-columns>
                <table:table-column table:style-name="TableColumn68"/>
                <table:table-column table:style-name="TableColumn69"/>
              </table:table-columns>
              <table:table-row table:style-name="TableRow70">
                <table:table-cell table:style-name="TableCell71">
                  <text:p text:style-name="P72"/>
                </table:table-cell>
                <table:table-cell table:style-name="TableCell73">
                  <text:p text:style-name="P74"><text:span text:style-name="T75">Low risk. Confounders tested included: maternal age<text:s/></text:span><text:span text:style-name="T76">at time of each delivery, diabetes, hypertension, smoking, history of perinatatal death</text:span></text:p>
                </table:table-cell>
              </table:table-row>
            </table:table>
            <text:p text:style-name="P77"/>
          </table:table-cell>
          <table:table-cell table:style-name="TableCell78">
            <text:p text:style-name="P79">Low risk. Used conditional logistic regression to control for maternal factors by matching siblings.</text:p>
          </table:table-cell>
        </table:table-row>
        <table:table-row table:style-name="TableRow80">
          <table:table-cell table:style-name="TableCell81">
            <text:p text:style-name="Normal"><text:span text:style-name="T82">Koullali, 2016</text:span><text:span text:style-name="T83"><text:line-break/></text:span><text:span text:style-name="T84">PMID:<text:s/></text:span><text:a xlink:href="http://pubmed.gov/27367283" office:target-frame-name="_top" xlink:show="replace"><text:span text:style-name="T85">27367283</text:span></text:a>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>Low risk</text:p>
          </table:table-cell>
          <table:table-cell table:style-name="TableCell94">
            <text:p text:style-name="P95"/>
          </table:table-cell>
          <table:table-cell table:style-name="TableCell96">
            <text:p text:style-name="P97">Low risk. Used conditional logistic regression to control for maternal factors by matching siblings.</text:p>
          </table:table-cell>
        </table:table-row>
        <text:soft-page-break/>
        <table:table-row table:style-name="TableRow98">
          <table:table-cell table:style-name="TableCell99">
            <text:p text:style-name="Normal"><text:span text:style-name="T100">Schachar,<text:s/></text:span><text:span text:style-name="T101">2016</text:span><text:span text:style-name="T102"><text:line-break/></text:span><text:span text:style-name="T103">PMID:<text:s/></text:span><text:a xlink:href="http://pubmed.gov/27405702" office:target-frame-name="_top" xlink:show="replace"><text:span text:style-name="T104">27405702</text:span></text:a>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>Low risk</text:p>
          </table:table-cell>
          <table:table-cell table:style-name="TableCell113">
            <text:p text:style-name="P114"/>
          </table:table-cell>
          <table:table-cell table:style-name="TableCell115">
            <text:p text:style-name="P116">Low risk. Used conditional logistic regression to control for maternal factors by matching siblings.</text:p>
          </table:table-cell>
        </table:table-row>
        <table:table-row table:style-name="TableRow117">
          <table:table-cell table:style-name="TableCell118" table:number-columns-spanned="7">
            <text:p text:style-name="P119">Notes:</text:p>
            <text:p text:style-name="Normal"><text:span text:style-name="T120">* Assessment of individual studies based on the Cochrane Handbook, Table 8.5.d. Available at<text:s/></text:span><text:a xlink:href="http://handbook.cochrane.org/chapter_8/table_8_5_d_criteria_for_judging_risk_of_bias_in_the_risk_of.htm" office:target-frame-name="_top" xlink:show="replace"><text:span text:style-name="T121">http://handbook.cochrane.org/chapter_8/table_8_5_d_criteria_for_judging_risk_of_bias_in_the_risk_of.htm</text:span></text:a><text:span text:style-name="T122"><text:s/>.</text:span></text:p>
            <text:p text:style-name="Normal"><text:span text:style-name="T123">† Summary determination across<text:s/></text:span><text:span text:style-name="T124">studies based on Cochrane Handbook, Table 8.7. Available at<text:s/></text:span><text:a xlink:href="http://handbook.cochrane.org/chapter_8/table_8_7_a_possible_approach_for_summary_assessments_of_the.htm" office:target-frame-name="_top" xlink:show="replace"><text:span text:style-name="T125">http://handbook.cochrane.org/cha</text:span><text:bookmark-start text:name="_Hlt482027860"/><text:bookmark-start text:name="_Hlt482027861"/><text:span text:style-name="T126">p</text:span><text:bookmark-end text:name="_Hlt482027860"/><text:bookmark-end text:name="_Hlt482027861"/><text:span text:style-name="T127">ter_8/table_8_7_a_possible_approach_for_su</text:span><text:span text:style-name="T128">mmary_assessments_of_the.htm</text:span></text:a><text:span text:style-name="T129"><text:s/>.</text:span></text:p>
            <text:p text:style-name="Normal"><text:span text:style-name="T130">‡ Lack of a Consort diagram, by itself, is considered to be unclear risk for incomplete outcome and attrition bias.</text:span></text:p>
            <text:p text:style-name="Normal"><text:span text:style-name="T131">§ Lack of trial registration, by itself, is considered to be unclear risk for selective reporting.</text:span></text:p>
            <text:p text:style-name="Normal"><text:span text:style-name="T132">‖ Method o</text:span><text:span text:style-name="T133">f randomization not clearly described.</text:span></text:p>
            <text:p text:style-name="Normal"><text:span text:style-name="T134">¶ Method of blinding not clearly describe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st" style:display-name="st" style:family="text" style:parent-style-name="DefaultParagraphFont"/>
    <style:style style:name="Mention" style:display-name="Mention" style:family="text" style:parent-style-name="DefaultParagraphFont">
      <style:text-properties fo:color="#2B579A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5-08T01:41:00Z</meta:creation-date>
    <dc:date>2017-06-15T21:08:00Z</dc:date>
    <meta:print-date>2017-06-14T02:53:00Z</meta:print-date>
    <meta:template xlink:href="Normal.dotm" xlink:type="simple"/>
    <meta:editing-cycles>54</meta:editing-cycles>
    <meta:editing-duration>PT5820S</meta:editing-duration>
    <meta:document-statistic meta:page-count="2" meta:paragraph-count="5" meta:word-count="377" meta:character-count="2523" meta:row-count="17" meta:non-whitespace-character-count="2151"/>
  </office:meta>
</office:document-meta>
</file>